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master-page-name="Standard">
      <style:paragraph-properties fo:margin-top="0cm" fo:margin-bottom="0cm" fo:line-height="100%" style:page-number="auto"/>
      <style:text-properties style:font-name="Courier New" fo:font-size="10pt" style:font-size-asian="10pt" style:font-name-complex="Courier New1" style:font-size-complex="10pt"/>
    </style:style>
    <style:style style:name="P4" style:family="paragraph" style:parent-style-name="Standard">
      <style:paragraph-properties fo:margin-top="0cm" fo:margin-bottom="0cm" fo:line-height="100%"/>
    </style:style>
    <style:style style:name="T1" style:family="text">
      <style:text-properties style:font-name="Courier New" fo:font-size="10pt" style:font-size-asian="10pt" style:font-name-complex="Courier New1" style:font-size-complex="10pt"/>
    </style:style>
    <style:style style:name="T2" style:family="text">
      <style:text-properties style:font-name="Courier New" fo:font-size="12pt" fo:font-weight="bold" style:font-size-asian="12pt" style:font-weight-asian="bold" style:font-name-complex="Courier New1" style:font-size-complex="10pt"/>
    </style:style>
    <style:style style:name="T3" style:family="text">
      <style:text-properties style:font-name="Times New Roman" fo:font-size="14pt" fo:font-weight="bold" style:font-size-asian="14pt" style:font-weight-asian="bold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-----------------------------------------------------------------------------------------------</text:p>
      <text:p text:style-name="P2"><text:span text:style-name="T1">TAX INVOICE <text:tab/><text:tab/><text:tab/><text:tab/></text:span><text:span text:style-name="T3">CASH <text:s/>BILL</text:span></text:p>
      <text:p text:style-name="P2"><text:span text:style-name="T2">ZAM ZAM PHARMACY,<text:tab/></text:span><text:span text:style-name="T1"><text:tab/><text:tab/><text:tab/><text:tab/> <text:s text:c="4"/>Customer Name : Muthu kumaran</text:span></text:p>
      <text:p text:style-name="P1">Dhali road,<text:tab/><text:tab/><text:tab/><text:tab/><text:tab/><text:tab/><text:tab/> <text:s text:c="4"/>Address <text:s text:c="6"/>: Udumalpet</text:p>
      <text:p text:style-name="P1">Udumalpet<text:tab/><text:tab/> <text:s text:c="11"/></text:p>
      <text:p text:style-name="P1">APGST: KO1/02-1-2464<text:tab/><text:tab/><text:tab/><text:tab/><text:tab/><text:tab/></text:p>
      <text:p text:style-name="P2"><text:span text:style-name="T1">BILL NO: RX128199<text:tab/><text:tab/><text:tab/><text:tab/><text:tab/><text:tab/> <text:s text:c="4"/>BILL DATE <text:s text:c="4"/>: 07/01/2017</text:span></text:p>
      <text:p text:style-name="P1">-----------------------------------------------------------------------------------------------</text:p>
      <text:p text:style-name="P1">SNO|PRODUCT NAME<text:tab/><text:tab/><text:tab/><text:tab/><text:tab/>|PACK<text:tab/>|QTY<text:tab/>|BATCH<text:tab/>|EXP <text:s/>| M.R.P.| TOTAL AMOUNT </text:p>
      <text:p text:style-name="P1">-----------------------------------------------------------------------------------------------</text:p>
      <text:p text:style-name="P1"><text:s/>1 | Asthalin Inhaler<text:tab/><text:tab/><text:tab/><text:tab/>|1 s | 1<text:tab/>|JK-81285<text:tab/>|12/17| 112.00| <text:s/>112.00</text:p>
      <text:p text:style-name="P1"><text:s/>2 | Etoshine <text:s text:c="2"/><text:tab/><text:tab/><text:tab/><text:tab/><text:tab/>|3 s | 30<text:tab/>|APA13201<text:tab/>|10/17| <text:s/>16.50| <text:s/>495.00</text:p>
      <text:p text:style-name="P1"><text:s/>3 | Immunace Tab<text:tab/><text:tab/><text:tab/><text:tab/><text:tab/>|6 s | 60<text:tab/>|428P302<text:tab/>|08/17| <text:s/>10.50| <text:s/>630.00</text:p>
      <text:p text:style-name="P1"><text:s/>4 | Minipress XL 5MG Tab<text:tab/><text:tab/><text:tab/>|6 s | 60<text:tab/>|PFI4346<text:tab/>|09/17| <text:s/>11.93| <text:s/>715.80</text:p>
      <text:p text:style-name="P1"><text:s/>5 | Clexane 40 MG<text:tab/><text:tab/><text:tab/><text:tab/>|1 s | 5<text:tab/>|2SM60<text:tab/>|12/17| 529.50| 2647.50</text:p>
      <text:p text:style-name="P1"><text:s/>6 | OT Select Strips<text:tab/><text:tab/><text:tab/><text:tab/>|1 s | 5<text:tab/>|JOH3421<text:tab/>|12/17| 595.50| 2977.50</text:p>
      <text:p text:style-name="P1"/>
      <text:p text:style-name="P1"/>
      <text:p text:style-name="P1"/>
      <text:p text:style-name="P1">-----------------------------------------------------------------------------------------------</text:p>
      <text:p text:style-name="P1">Gross :<text:tab/> <text:s text:c="2"/><text:tab/><text:tab/><text:tab/><text:tab/><text:tab/><text:tab/><text:tab/><text:tab/><text:tab/><text:tab/><text:tab/> <text:s text:c="3"/>7,577.80</text:p>
      <text:p text:style-name="P1">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0.635cm" fo:margin-right="0.63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nmukhi Goli</meta:initial-creator>
    <meta:editing-cycles>86</meta:editing-cycles>
    <meta:print-date>2014-03-07T13:49:00</meta:print-date>
    <meta:creation-date>2014-03-07T13:21:00</meta:creation-date>
    <dc:date>2017-02-15T16:38:05.01</dc:date>
    <meta:editing-duration>PT56M20S</meta:editing-duration>
    <meta:generator>OpenOffice/4.1.1$Win32 OpenOffice.org_project/411m6$Build-9775</meta:generator>
    <dc:creator>Arun gbs03785</dc:creator>
    <meta:document-statistic meta:table-count="0" meta:image-count="0" meta:object-count="0" meta:page-count="1" meta:paragraph-count="19" meta:word-count="120" meta:character-count="120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